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2.949cm"/>
    </style:style>
    <style:style style:name="gr2" style:family="graphic" style:parent-style-name="standard">
      <style:graphic-properties draw:stroke="none" svg:stroke-color="#000000" draw:fill="none" draw:fill-color="#ffffff" fo:min-height="0.781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0.739cm" fo:min-width="1.925cm"/>
    </style:style>
    <style:style style:name="gr4" style:family="graphic" style:parent-style-name="standard">
      <style:graphic-properties draw:textarea-horizontal-align="justify" draw:textarea-vertical-align="middle" draw:auto-grow-height="false" fo:min-height="1.807cm" fo:min-width="2.949cm"/>
    </style:style>
    <style:style style:name="gr5" style:family="graphic" style:parent-style-name="standard">
      <style:graphic-properties draw:textarea-horizontal-align="justify" draw:textarea-vertical-align="middle" draw:auto-grow-height="false" fo:min-height="1.874cm" fo:min-width="2.949cm"/>
    </style:style>
    <style:style style:name="gr6" style:family="graphic" style:parent-style-name="objectwithoutfill">
      <style:graphic-properties draw:stroke="dash" svg:stroke-color="#ff0000"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800000"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style:paragraph-properties fo:text-align="center"/>
      <style:text-properties fo:color="#800000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8000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3.449cm" svg:height="1.397cm" svg:x="16.027cm" svg:y="10.61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61cm" svg:height="1.031cm" svg:x="16.027cm" svg:y="10.971cm">
          <draw:text-box>
            <text:p text:style-name="P1"><text:span text:style-name="T1">provenance.c</text:span></text:p>
          </draw:text-box>
        </draw:frame>
        <draw:custom-shape draw:style-name="gr3" draw:text-style-name="P3" xml:id="id2" draw:id="id2" draw:layer="layout" svg:width="3.429cm" svg:height="1.397cm" svg:x="12.191cm" svg:y="13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429cm" svg:height="1.031cm" svg:x="12.191cm" svg:y="13.604cm">
          <draw:text-box>
            <text:p text:style-name="P1"><text:span text:style-name="T1">cde-root</text:span></text:p>
            <text:p text:style-name="P1"><text:span text:style-name="T1">files</text:span></text:p>
          </draw:text-box>
        </draw:frame>
        <draw:custom-shape draw:style-name="gr1" draw:text-style-name="P1" xml:id="id3" draw:id="id3" draw:layer="layout" svg:width="3.449cm" svg:height="1.397cm" svg:x="12.171cm" svg:y="5.61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4" draw:id="id4" draw:layer="layout" svg:width="3.461cm" svg:height="1.031cm" svg:x="12.165cm" svg:y="5.971cm">
          <draw:text-box>
            <text:p text:style-name="P4"><text:span text:style-name="T1">strace.c*</text:span></text:p>
          </draw:text-box>
        </draw:frame>
        <draw:custom-shape draw:style-name="gr1" draw:text-style-name="P1" draw:layer="layout" svg:width="3.449cm" svg:height="1.397cm" svg:x="12.172cm" svg:y="3.11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3.461cm" svg:height="1.031cm" svg:x="12.166cm" svg:y="3.471cm">
          <draw:text-box>
            <text:p text:style-name="P4"><text:span text:style-name="T1">User App</text:span></text:p>
          </draw:text-box>
        </draw:frame>
        <draw:custom-shape draw:style-name="gr1" draw:text-style-name="P1" xml:id="id5" draw:id="id5" draw:layer="layout" svg:width="3.449cm" svg:height="1.397cm" svg:x="12.172cm" svg:y="8.11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6" draw:id="id6" draw:layer="layout" svg:width="3.461cm" svg:height="1.031cm" svg:x="12.166cm" svg:y="8.471cm">
          <draw:text-box>
            <text:p text:style-name="P4"><text:span text:style-name="T1">cde.c</text:span></text:p>
          </draw:text-box>
        </draw:frame>
        <draw:custom-shape draw:style-name="gr4" draw:text-style-name="P1" xml:id="id10" draw:id="id10" draw:layer="layout" svg:width="3.449cm" svg:height="2.057cm" svg:x="4.427cm" svg:y="8.11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1" draw:id="id11" draw:layer="layout" svg:width="3.461cm" svg:height="1.811cm" svg:x="4.427cm" svg:y="8.371cm">
          <draw:text-box>
            <text:p text:style-name="P1"><text:span text:style-name="T1">desc.c*</text:span></text:p>
            <text:p text:style-name="P1"><text:span text:style-name="T1">file.c*</text:span></text:p>
            <text:p text:style-name="P1"><text:span text:style-name="T1">process.c*</text:span></text:p>
            <text:p text:style-name="P1"><text:span text:style-name="T1"/></text:p>
          </draw:text-box>
        </draw:frame>
        <draw:custom-shape draw:style-name="gr5" draw:text-style-name="P1" xml:id="id12" draw:id="id12" draw:layer="layout" svg:width="3.449cm" svg:height="2.124cm" svg:x="4.427cm" svg:y="11.31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61cm" svg:height="1.421cm" svg:x="4.427cm" svg:y="11.671cm">
          <draw:text-box>
            <text:p text:style-name="P1"><text:span text:style-name="T1">Linux Kernel</text:span></text:p>
            <text:p text:style-name="P1"><text:span text:style-name="T1">System Call </text:span><text:span text:style-name="T1">Handlers</text:span></text:p>
          </draw:text-box>
        </draw:frame>
        <draw:custom-shape draw:style-name="gr1" draw:text-style-name="P1" xml:id="id7" draw:id="id7" draw:layer="layout" svg:width="3.449cm" svg:height="1.397cm" svg:x="12.173cm" svg:y="10.61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3" draw:id="id13" draw:layer="layout" svg:width="3.461cm" svg:height="1.031cm" svg:x="12.167cm" svg:y="10.971cm">
          <draw:text-box>
            <text:p text:style-name="P4"><text:span text:style-name="T1">okapi.c</text:span></text:p>
          </draw:text-box>
        </draw:frame>
        <draw:custom-shape draw:style-name="gr1" draw:text-style-name="P1" xml:id="id8" draw:id="id8" draw:layer="layout" svg:width="3.449cm" svg:height="1.397cm" svg:x="8.274cm" svg:y="10.61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61cm" svg:height="1.031cm" svg:x="8.268cm" svg:y="10.971cm">
          <draw:text-box>
            <text:p text:style-name="P4"><text:span text:style-name="T1">readelf-mini.c*</text:span></text:p>
          </draw:text-box>
        </draw:frame>
        <draw:connector draw:style-name="gr6" draw:text-style-name="P5" draw:layer="layout" draw:line-skew="-8.126cm" svg:x1="12.166cm" svg:y1="3.986cm" svg:x2="12.191cm" svg:y2="14.104cm" draw:start-shape="id1" draw:start-glue-point="3" draw:end-shape="id2" svg:d="M12166 3986h-8626v10118h8651" svg:viewBox="0 0 8652 10119">
          <text:p/>
        </draw:connector>
        <draw:connector draw:style-name="gr7" draw:text-style-name="P5" draw:layer="layout" svg:x1="13.896cm" svg:y1="4.502cm" svg:x2="13.895cm" svg:y2="5.612cm" draw:start-shape="id1" draw:start-glue-point="2" draw:end-shape="id3" draw:end-glue-point="0" svg:d="M13896 4502v554h-1v556" svg:viewBox="0 0 2 1111">
          <text:p/>
        </draw:connector>
        <draw:connector draw:style-name="gr8" draw:text-style-name="P5" draw:layer="layout" svg:x1="13.895cm" svg:y1="7.002cm" svg:x2="13.896cm" svg:y2="8.112cm" draw:start-shape="id4" draw:start-glue-point="2" draw:end-shape="id5" draw:end-glue-point="0" svg:d="M13895 7002v554h1v556" svg:viewBox="0 0 2 1111">
          <text:p/>
        </draw:connector>
        <draw:connector draw:style-name="gr8" draw:text-style-name="P5" draw:layer="layout" svg:x1="13.896cm" svg:y1="9.502cm" svg:x2="13.897cm" svg:y2="10.612cm" draw:start-shape="id6" draw:start-glue-point="2" draw:end-shape="id7" draw:end-glue-point="0" svg:d="M13896 9502v554h1v556" svg:viewBox="0 0 2 1111">
          <text:p/>
        </draw:connector>
        <draw:connector draw:style-name="gr8" draw:text-style-name="P5" draw:layer="layout" svg:x1="13.896cm" svg:y1="9.502cm" svg:x2="9.998cm" svg:y2="10.612cm" draw:start-shape="id6" draw:start-glue-point="2" draw:end-shape="id8" draw:end-glue-point="0" svg:d="M13896 9502v554h-3898v556" svg:viewBox="0 0 3899 1111">
          <text:p/>
        </draw:connector>
        <draw:connector draw:style-name="gr8" draw:text-style-name="P5" draw:layer="layout" svg:x1="13.896cm" svg:y1="9.502cm" svg:x2="17.751cm" svg:y2="10.612cm" draw:start-shape="id6" draw:start-glue-point="2" draw:end-shape="id9" svg:d="M13896 9502v554h3855v556" svg:viewBox="0 0 3856 1111">
          <text:p/>
        </draw:connector>
        <draw:connector draw:style-name="gr8" draw:text-style-name="P5" draw:layer="layout" svg:x1="13.895cm" svg:y1="7.002cm" svg:x2="6.151cm" svg:y2="8.112cm" draw:start-shape="id4" draw:start-glue-point="2" draw:end-shape="id10" draw:end-glue-point="0" svg:d="M13895 7002v554h-7744v556" svg:viewBox="0 0 7745 1111">
          <text:p/>
        </draw:connector>
        <draw:connector draw:style-name="gr7" draw:text-style-name="P5" draw:layer="layout" svg:x1="6.157cm" svg:y1="10.182cm" svg:x2="6.151cm" svg:y2="11.312cm" draw:start-shape="id11" draw:start-glue-point="2" draw:end-shape="id12" draw:end-glue-point="0" svg:d="M6157 10182v565h-6v565" svg:viewBox="0 0 7 1131">
          <text:p/>
        </draw:connector>
        <draw:connector draw:style-name="gr8" draw:text-style-name="P5" draw:layer="layout" svg:x1="13.897cm" svg:y1="12.002cm" svg:x2="13.906cm" svg:y2="13.406cm" draw:start-shape="id13" draw:start-glue-point="2" draw:end-shape="id2" draw:end-glue-point="4" svg:d="M13897 12002v701h9v703" svg:viewBox="0 0 10 14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ed_20__28_var_29_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22:38:53.608371408</meta:creation-date>
    <dc:date>2017-08-06T14:09:53.742031555</dc:date>
    <meta:editing-duration>PT1H58M15S</meta:editing-duration>
    <meta:editing-cycles>27</meta:editing-cycles>
    <meta:generator>LibreOffice/5.4.0.3$Linux_X86_64 LibreOffice_project/40m0$Build-3</meta:generator>
    <meta:document-statistic meta:object-count="27"/>
  </office:meta>
</office:document-meta>
</file>